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Nimbus Mono PS" svg:font-family="'Nimbus Mono PS'" style:font-pitch="fixed"/>
    <style:font-face style:name="Nimbus Roman" svg:font-family="'Nimbus Roman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1" svg:font-family="'Nimbus Sans'" style:font-family-generic="swiss" style:font-pitch="variable"/>
    <style:font-face style:name="FreeSans1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D" style:family="table-column">
      <style:table-column-properties style:column-width="2.6771in" style:rel-column-width="26214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2in" style:rel-column-width="1927*"/>
    </style:style>
    <style:style style:name="Table2.B" style:family="table-column">
      <style:table-column-properties style:column-width="1.3507in" style:rel-column-width="1945*"/>
    </style:style>
    <style:style style:name="Table2.C" style:family="table-column">
      <style:table-column-properties style:column-width="1.3264in" style:rel-column-width="1910*"/>
    </style:style>
    <style:style style:name="Table2.D" style:family="table-column">
      <style:table-column-properties style:column-width="2.6778in" style:rel-column-width="3856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2in" style:rel-column-width="1927*"/>
    </style:style>
    <style:style style:name="Table3.B" style:family="table-column">
      <style:table-column-properties style:column-width="1.3507in" style:rel-column-width="1945*"/>
    </style:style>
    <style:style style:name="Table3.C" style:family="table-column">
      <style:table-column-properties style:column-width="1.3264in" style:rel-column-width="1910*"/>
    </style:style>
    <style:style style:name="Table3.D" style:family="table-column">
      <style:table-column-properties style:column-width="2.6778in" style:rel-column-width="3856*"/>
    </style:style>
    <style:style style:name="Table3.A1" style:family="table-cell">
      <style:table-cell-properties style:writing-mode="page"/>
    </style:style>
    <style:style style:name="P1" style:family="paragraph" style:parent-style-name="Standard">
      <style:paragraph-properties fo:text-align="justify" style:justify-single-word="false"/>
      <style:text-properties style:font-name="FreeSerif" fo:font-size="16pt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FreeSerif" fo:font-size="16pt" officeooo:paragraph-rsid="0008b229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FreeSerif" fo:font-size="16pt" officeooo:paragraph-rsid="000f022f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FreeSerif" fo:font-size="16pt" officeooo:paragraph-rsid="0013e272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FreeSerif" fo:font-size="16pt" officeooo:rsid="0007a584" officeooo:paragraph-rsid="0007a584" style:font-size-asian="16pt" style:font-size-complex="16pt"/>
    </style:style>
    <style:style style:name="P6" style:family="paragraph" style:parent-style-name="Standard" style:list-style-name="L3">
      <style:paragraph-properties fo:text-align="justify" style:justify-single-word="false"/>
      <style:text-properties style:font-name="FreeSerif" fo:font-size="16pt" officeooo:rsid="000bf557" officeooo:paragraph-rsid="000bf557" style:font-size-asian="16pt" style:font-size-complex="16pt"/>
    </style:style>
    <style:style style:name="P7" style:family="paragraph" style:parent-style-name="Standard" style:list-style-name="L5">
      <style:paragraph-properties fo:text-align="justify" style:justify-single-word="false"/>
      <style:text-properties style:font-name="FreeSerif" fo:font-size="16pt" officeooo:rsid="000c1dbe" officeooo:paragraph-rsid="000c1dbe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FreeSerif" fo:font-size="16pt" officeooo:rsid="0013e272" officeooo:paragraph-rsid="0013e272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style:font-name="FreeSerif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FreeSerif" fo:font-size="12pt" officeooo:paragraph-rsid="0008b229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FreeSerif" fo:font-size="12pt" fo:font-style="italic" officeooo:rsid="00034ffc" officeooo:paragraph-rsid="00034ffc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justify" style:justify-single-word="false"/>
      <style:text-properties style:font-name="FreeSerif" fo:font-size="12pt" fo:font-style="italic" officeooo:rsid="0007a584" officeooo:paragraph-rsid="0007a584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justify" style:justify-single-word="false"/>
      <style:text-properties style:font-name="FreeSerif" fo:font-size="12pt" officeooo:rsid="000c1dbe" officeooo:paragraph-rsid="000c1dbe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FreeSerif" fo:font-size="12pt" officeooo:rsid="000c1dbe" officeooo:paragraph-rsid="0011e100" style:font-size-asian="10.5pt" style:font-size-complex="12pt"/>
    </style:style>
    <style:style style:name="P15" style:family="paragraph" style:parent-style-name="Standard" style:list-style-name="L1">
      <style:paragraph-properties fo:text-align="justify" style:justify-single-word="false"/>
    </style:style>
    <style:style style:name="P16" style:family="paragraph" style:parent-style-name="Standard" style:list-style-name="L2">
      <style:paragraph-properties fo:text-align="justify" style:justify-single-word="false"/>
      <style:text-properties officeooo:paragraph-rsid="000a1959"/>
    </style:style>
    <style:style style:name="P17" style:family="paragraph" style:parent-style-name="Standard" style:list-style-name="L4">
      <style:paragraph-properties fo:text-align="justify" style:justify-single-word="false"/>
      <style:text-properties officeooo:paragraph-rsid="000bf557"/>
    </style:style>
    <style:style style:name="P18" style:family="paragraph" style:parent-style-name="Standard" style:list-style-name="L4">
      <style:paragraph-properties fo:text-align="justify" style:justify-single-word="false"/>
      <style:text-properties officeooo:paragraph-rsid="000f022f"/>
    </style:style>
    <style:style style:name="P19" style:family="paragraph" style:parent-style-name="Standard">
      <style:paragraph-properties fo:text-align="justify" style:justify-single-word="false"/>
      <style:text-properties officeooo:paragraph-rsid="000bf557"/>
    </style:style>
    <style:style style:name="P20" style:family="paragraph" style:parent-style-name="Standard">
      <style:paragraph-properties fo:text-align="justify" style:justify-single-word="false"/>
      <style:text-properties style:font-name="Nimbus Mono PS" fo:font-size="12pt" style:font-size-asian="12pt" style:font-size-complex="12pt"/>
    </style:style>
    <style:style style:name="P21" style:family="paragraph" style:parent-style-name="Standard" style:list-style-name="L2">
      <style:paragraph-properties fo:text-align="justify" style:justify-single-word="false"/>
      <style:text-properties fo:font-size="12pt" officeooo:paragraph-rsid="000a1959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FreeSerif" fo:font-size="12pt" style:font-size-asian="10.5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FreeSerif" fo:font-size="12pt" officeooo:paragraph-rsid="000bf557" style:font-size-asian="10.5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FreeSerif" fo:font-size="12pt" officeooo:paragraph-rsid="000f022f" style:font-size-asian="10.5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FreeSerif" fo:font-size="12pt" officeooo:paragraph-rsid="00100a8d" style:font-size-asian="10.5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FreeSerif" fo:font-size="12pt" officeooo:rsid="000bf557" officeooo:paragraph-rsid="000bf557" style:font-size-asian="10.5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font-name="FreeSerif" fo:font-size="12pt" officeooo:rsid="000bf557" officeooo:paragraph-rsid="000f022f" style:font-size-asian="10.5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font-name="FreeSerif" fo:font-size="12pt" officeooo:rsid="000bf557" officeooo:paragraph-rsid="00100a8d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reeSerif"/>
    </style:style>
    <style:style style:name="T3" style:family="text">
      <style:text-properties style:font-name="FreeSerif" fo:font-size="16pt" style:font-size-asian="16pt" style:font-size-complex="16pt"/>
    </style:style>
    <style:style style:name="T4" style:family="text">
      <style:text-properties style:font-name="FreeSerif" fo:font-size="16pt" officeooo:rsid="0008b229" style:font-size-asian="16pt" style:font-size-complex="16pt"/>
    </style:style>
    <style:style style:name="T5" style:family="text">
      <style:text-properties style:font-name="FreeSerif" fo:font-size="16pt" officeooo:rsid="000bf557" style:font-size-asian="16pt" style:font-size-complex="16pt"/>
    </style:style>
    <style:style style:name="T6" style:family="text">
      <style:text-properties style:font-name="FreeSerif" officeooo:rsid="0008545f"/>
    </style:style>
    <style:style style:name="T7" style:family="text">
      <style:text-properties style:font-name="FreeSerif" fo:font-size="12pt" officeooo:rsid="000bf557" style:font-size-asian="10.5pt" style:font-size-complex="12pt"/>
    </style:style>
    <style:style style:name="T8" style:family="text">
      <style:text-properties style:font-name="FreeSerif" fo:font-size="12pt" officeooo:rsid="000f022f" style:font-size-asian="10.5pt" style:font-size-complex="12pt"/>
    </style:style>
    <style:style style:name="T9" style:family="text">
      <style:text-properties style:font-name="Nimbus Mono PS" fo:font-size="16pt" style:font-size-asian="16pt" style:font-size-complex="16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0cb8fb"/>
    </style:style>
    <style:style style:name="T12" style:family="text">
      <style:text-properties officeooo:rsid="000df6e8"/>
    </style:style>
    <style:style style:name="T13" style:family="text">
      <style:text-properties fo:font-style="italic" officeooo:rsid="000df6e8" style:font-style-asian="italic" style:font-style-complex="italic"/>
    </style:style>
    <style:style style:name="T14" style:family="text">
      <style:text-properties fo:font-style="italic" officeooo:rsid="0011ad03" style:font-style-asian="italic" style:font-style-complex="italic"/>
    </style:style>
    <style:style style:name="T15" style:family="text">
      <style:text-properties fo:font-style="italic" officeooo:rsid="0011e100" style:font-style-asian="italic" style:font-style-complex="italic"/>
    </style:style>
    <style:style style:name="T16" style:family="text">
      <style:text-properties fo:font-style="normal" officeooo:rsid="000df6e8" style:font-style-asian="normal" style:font-style-complex="normal"/>
    </style:style>
    <style:style style:name="T17" style:family="text">
      <style:text-properties fo:font-style="normal" officeooo:rsid="00100b1f" style:font-style-asian="normal" style:font-style-complex="normal"/>
    </style:style>
    <style:style style:name="T18" style:family="text">
      <style:text-properties fo:font-style="normal" officeooo:rsid="0011ad03" style:font-style-asian="normal" style:font-style-complex="normal"/>
    </style:style>
    <style:style style:name="T19" style:family="text">
      <style:text-properties fo:font-style="normal" officeooo:rsid="0011e100" style:font-style-asian="normal" style:font-style-complex="normal"/>
    </style:style>
    <style:style style:name="T20" style:family="text">
      <style:text-properties officeooo:rsid="000f022f"/>
    </style:style>
    <style:style style:name="T21" style:family="text">
      <style:text-properties officeooo:rsid="00100a8d"/>
    </style:style>
    <style:style style:name="T22" style:family="text">
      <style:text-properties officeooo:rsid="0011ad03"/>
    </style:style>
    <style:style style:name="T23" style:family="text">
      <style:text-properties officeooo:rsid="0011e1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isciplina</text:span>: <text:s/>Computacao Concorrente</text:p>
      <text:p text:style-name="P1"><text:span text:style-name="T1">Prof.</text:span>: Silvana Rossetto</text:p>
      <text:p text:style-name="P4"><text:span text:style-name="T1">Módulo 1 - Laboratório</text:span>: 2</text:p>
      <text:p text:style-name="P8"><text:span text:style-name="T1">Aluno</text:span>: Gabriel Silva Pereira</text:p>
      <text:p text:style-name="P8"/>
      <text:list xml:id="list4118074050" text:style-name="L2">
        <text:list-item>
          <text:p text:style-name="P16"><text:span text:style-name="T3">Objetivo</text:span></text:p>
          <text:p text:style-name="P21"><text:span text:style-name="T2">Projetar e implementar uma versão concorrente para o problema de multiplicação de matrizes; e avaliar o desempenho da aplicação em termos de tempo de execu</text:span><text:span text:style-name="T6">ção</text:span><text:span text:style-name="T2">o. Usaremos a linguagem C e a biblioteca Pthreads.</text:span></text:p>
        </text:list-item>
      </text:list>
      <text:p text:style-name="P1"/>
      <text:list xml:id="list2614840072" text:style-name="L1">
        <text:list-item>
          <text:p text:style-name="P15"><text:span text:style-name="T4">Informações relevantes obtido</text:span><text:span text:style-name="T3"> do comando </text:span><text:span text:style-name="T9">lscpu</text:span><text:span text:style-name="T3"> </text:span><text:span text:style-name="T4">no linux:</text:span></text:p>
        </text:list-item>
      </text:list>
      <text:p text:style-name="P2"><text:tab/><text:span text:style-name="T10">CPU(s): 4</text:span></text:p>
      <text:p text:style-name="P9"><text:tab/>Thread(s) per núcleo: 2</text:p>
      <text:p text:style-name="P9"><text:tab/>Núcleo(s) por soquete: 2</text:p>
      <text:p text:style-name="P9"><text:tab/>Nome do modelo: Intel(R) Core(TM) i5-3337U CPU @ 1.80GHz</text:p>
      <text:p text:style-name="P10"><text:tab/>CPU MHz máx.: 2700,0000</text:p>
      <text:p text:style-name="P10"><text:tab/>CPU MHz mín.: 800,0000</text:p>
      <text:p text:style-name="P9"><text:tab/>cache de L1d: 64 KiB</text:p>
      <text:p text:style-name="P9"><text:tab/>cache de L1i: 64 KiB</text:p>
      <text:p text:style-name="P9"><text:tab/>cache de L2: 512 KiB</text:p>
      <text:p text:style-name="P9"><text:tab/>cache de L3: 3 MiB</text:p>
      <text:p text:style-name="P1"/>
      <text:list xml:id="list3773956619" text:style-name="L3">
        <text:list-item>
          <text:p text:style-name="P6">Dados puros obtidos</text:p>
        </text:list-item>
      </text:list>
      <text:p text:style-name="P1"/>
      <text:p text:style-name="P20">$ ./mul_mat.out 500 1</text:p>
      <text:p text:style-name="P20">Tempo inicializacao:0.003204</text:p>
      <text:p text:style-name="P20">Tempo multiplicacao:1.681533</text:p>
      <text:p text:style-name="P20">Tempo finalizacao:0.000351</text:p>
      <text:p text:style-name="P9"/>
      <text:p text:style-name="P11">total = 1.685088</text:p>
      <text:p text:style-name="P9"/>
      <text:p text:style-name="P20">$ ./mul_mat.out 500 2</text:p>
      <text:p text:style-name="P20">Tempo inicializacao:0.003153</text:p>
      <text:p text:style-name="P20">Tempo multiplicacao:0.837688</text:p>
      <text:p text:style-name="P20">Tempo finalizacao:0.000473</text:p>
      <text:p text:style-name="P9"/>
      <text:p text:style-name="P11">total = 0.841314</text:p>
      <text:p text:style-name="P9"/>
      <text:p text:style-name="P20">$ ./mul_mat.out 500 4</text:p>
      <text:p text:style-name="P20">Tempo inicializacao:0.003705</text:p>
      <text:p text:style-name="P20">Tempo multiplicacao:0.776699</text:p>
      <text:p text:style-name="P20">Tempo finalizacao:0.000250</text:p>
      <text:p text:style-name="P9"/>
      <text:p text:style-name="P12">total = 0.780654</text:p>
      <text:p text:style-name="P9"/>
      <text:p text:style-name="P20">$ ./mul_mat.out 1000 1</text:p>
      <text:p text:style-name="P20"><text:soft-page-break/>Tempo inicializacao:0.013521</text:p>
      <text:p text:style-name="P20">Tempo multiplicacao:17.811788</text:p>
      <text:p text:style-name="P20">Tempo finalizacao:0.000782</text:p>
      <text:p text:style-name="P9"/>
      <text:p text:style-name="P12">total = 17.826091</text:p>
      <text:p text:style-name="P9"/>
      <text:p text:style-name="P20">$ ./mul_mat.out 1000 2</text:p>
      <text:p text:style-name="P20">Tempo inicializacao:0.013768</text:p>
      <text:p text:style-name="P20">Tempo multiplicacao:8.842847</text:p>
      <text:p text:style-name="P20">Tempo finalizacao:0.001473</text:p>
      <text:p text:style-name="P9"/>
      <text:p text:style-name="P12">total = 8.858088</text:p>
      <text:p text:style-name="P9"/>
      <text:p text:style-name="P20">$ ./mul_mat.out 1000 4</text:p>
      <text:p text:style-name="P20">Tempo inicializacao:0.014161</text:p>
      <text:p text:style-name="P20">Tempo multiplicacao:7.909425</text:p>
      <text:p text:style-name="P20">Tempo finalizacao:0.000875</text:p>
      <text:p text:style-name="P9"/>
      <text:p text:style-name="P12">total = 7.924461</text:p>
      <text:p text:style-name="P9"/>
      <text:p text:style-name="P20">$ ./mul_mat.out 2000 1</text:p>
      <text:p text:style-name="P20">Tempo inicializacao:0.054755</text:p>
      <text:p text:style-name="P20">Tempo multiplicacao:141.023186</text:p>
      <text:p text:style-name="P20">Tempo finalizacao:0.003438</text:p>
      <text:p text:style-name="P9"/>
      <text:p text:style-name="P12">total = 141.081379</text:p>
      <text:p text:style-name="P9"/>
      <text:p text:style-name="P20">$ ./mul_mat.out 2000 2</text:p>
      <text:p text:style-name="P20">Tempo inicializacao:0.052742</text:p>
      <text:p text:style-name="P20">Tempo multiplicacao:69.732474</text:p>
      <text:p text:style-name="P20">Tempo finalizacao:0.003349</text:p>
      <text:p text:style-name="P9"/>
      <text:p text:style-name="P12">total = 69.788565</text:p>
      <text:p text:style-name="P9"/>
      <text:p text:style-name="P20">$ ./mul_mat.out 2000 4</text:p>
      <text:p text:style-name="P20">Tempo inicializacao:0.051573</text:p>
      <text:p text:style-name="P20">Tempo multiplicacao:62.376708</text:p>
      <text:p text:style-name="P20">Tempo finalizacao:0.004117</text:p>
      <text:p text:style-name="P9"/>
      <text:p text:style-name="P12">total = 62.432398</text:p>
      <text:p text:style-name="P1"/>
      <text:list xml:id="list402956489" text:style-name="L4">
        <text:list-item>
          <text:p text:style-name="P17"><text:span text:style-name="T5">Dados tabelados para comparação</text:span></text:p>
          <text:list>
            <text:list-header>
              <text:p text:style-name="P17"><text:span text:style-name="T7"/></text:p>
            </text:list-header>
            <text:list-item>
              <text:p text:style-name="P17"><text:span text:style-name="T7">Comparação com 2 threads</text:span></text:p>
            </text:list-item>
          </text:list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 table:style-name="TableLine94772342730752">
          <table:table-cell table:style-name="Table1.A1" office:value-type="string">
            <text:p text:style-name="P26">Tamanho da Matriz</text:p>
          </table:table-cell>
          <table:table-cell table:style-name="Table1.A1" office:value-type="string">
            <text:p text:style-name="P26">1 Thread</text:p>
          </table:table-cell>
          <table:table-cell table:style-name="Table1.A1" office:value-type="string">
            <text:p text:style-name="P26">2 Threads </text:p>
          </table:table-cell>
          <table:table-cell table:style-name="Table1.A1" office:value-type="string">
            <text:p text:style-name="P26">Ganho de desempenho</text:p>
          </table:table-cell>
        </table:table-row>
        <table:table-row table:style-name="TableLine94772342730752">
          <table:table-cell table:style-name="Table1.A1" office:value-type="string">
            <text:p text:style-name="P26">500x500</text:p>
          </table:table-cell>
          <table:table-cell table:style-name="Table1.A1" office:value-type="string">
            <text:p text:style-name="P22">1.685088</text:p>
          </table:table-cell>
          <table:table-cell table:style-name="Table1.A1" office:value-type="string">
            <text:p text:style-name="P22">0.841314</text:p>
          </table:table-cell>
          <table:table-cell table:style-name="Table1.A1" office:value-type="string">
            <text:p text:style-name="P22">2.158559</text:p>
          </table:table-cell>
        </table:table-row>
        <table:table-row table:style-name="TableLine94772342730752">
          <table:table-cell table:style-name="Table1.A1" office:value-type="string">
            <text:p text:style-name="P26">1000x1000</text:p>
          </table:table-cell>
          <table:table-cell table:style-name="Table1.A1" office:value-type="string">
            <text:p text:style-name="P26">17.826091</text:p>
          </table:table-cell>
          <table:table-cell table:style-name="Table1.A1" office:value-type="string">
            <text:p text:style-name="P22">8.858088</text:p>
          </table:table-cell>
          <table:table-cell table:style-name="Table1.A1" office:value-type="string">
            <text:p text:style-name="P22">2.012408</text:p>
          </table:table-cell>
        </table:table-row>
        <table:table-row table:style-name="TableLine94772342730752">
          <table:table-cell table:style-name="Table1.A1" office:value-type="string">
            <text:p text:style-name="P26">2000x2000</text:p>
          </table:table-cell>
          <table:table-cell table:style-name="Table1.A1" office:value-type="string">
            <text:p text:style-name="P22">141.081379</text:p>
          </table:table-cell>
          <table:table-cell table:style-name="Table1.A1" office:value-type="string">
            <text:p text:style-name="P22">69.788565</text:p>
          </table:table-cell>
          <table:table-cell table:style-name="Table1.A1" office:value-type="string">
            <text:p text:style-name="P22">2.021554</text:p>
          </table:table-cell>
        </table:table-row>
      </table:table>
      <text:p text:style-name="P19"/>
      <text:list xml:id="list194236007447607" text:continue-numbering="true" text:style-name="L4">
        <text:list-item>
          <text:list>
            <text:list-item>
              <text:p text:style-name="P17"><text:soft-page-break/><text:span text:style-name="T7">Comparação com 4 threads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772287432992">
          <table:table-cell table:style-name="Table2.A1" office:value-type="string">
            <text:p text:style-name="P26">Tamanho da Matriz</text:p>
          </table:table-cell>
          <table:table-cell table:style-name="Table2.A1" office:value-type="string">
            <text:p text:style-name="P26">1 Thread</text:p>
          </table:table-cell>
          <table:table-cell table:style-name="Table2.A1" office:value-type="string">
            <text:p text:style-name="P26">4 Threads </text:p>
          </table:table-cell>
          <table:table-cell table:style-name="Table2.A1" office:value-type="string">
            <text:p text:style-name="P26">Ganho de desempenho</text:p>
          </table:table-cell>
        </table:table-row>
        <table:table-row table:style-name="TableLine94772287432992">
          <table:table-cell table:style-name="Table2.A1" office:value-type="string">
            <text:p text:style-name="P26">500x500</text:p>
          </table:table-cell>
          <table:table-cell table:style-name="Table2.A1" office:value-type="string">
            <text:p text:style-name="P23">1.685088</text:p>
          </table:table-cell>
          <table:table-cell table:style-name="Table2.A1" office:value-type="string">
            <text:p text:style-name="P23">0.780654</text:p>
          </table:table-cell>
          <table:table-cell table:style-name="Table2.A1" office:value-type="string">
            <text:p text:style-name="P23">2.158559</text:p>
          </table:table-cell>
        </table:table-row>
        <table:table-row table:style-name="TableLine94772287432992">
          <table:table-cell table:style-name="Table2.A1" office:value-type="string">
            <text:p text:style-name="P26">1000x1000</text:p>
          </table:table-cell>
          <table:table-cell table:style-name="Table2.A1" office:value-type="string">
            <text:p text:style-name="P26">17.826091</text:p>
          </table:table-cell>
          <table:table-cell table:style-name="Table2.A1" office:value-type="string">
            <text:p text:style-name="P23">7.924461</text:p>
          </table:table-cell>
          <table:table-cell table:style-name="Table2.A1" office:value-type="string">
            <text:p text:style-name="P23">2.249502</text:p>
          </table:table-cell>
        </table:table-row>
        <table:table-row table:style-name="TableLine94772287432992">
          <table:table-cell table:style-name="Table2.A1" office:value-type="string">
            <text:p text:style-name="P26">2000x2000</text:p>
          </table:table-cell>
          <table:table-cell table:style-name="Table2.A1" office:value-type="string">
            <text:p text:style-name="P23">141.081379</text:p>
          </table:table-cell>
          <table:table-cell table:style-name="Table2.A1" office:value-type="string">
            <text:p text:style-name="P23">62.432398</text:p>
          </table:table-cell>
          <table:table-cell table:style-name="Table2.A1" office:value-type="string">
            <text:p text:style-name="P23">2.259746</text:p>
          </table:table-cell>
        </table:table-row>
      </table:table>
      <text:p text:style-name="P19"/>
      <text:list xml:id="list194236855051058" text:continue-numbering="true" text:style-name="L4">
        <text:list-item>
          <text:list>
            <text:list-item>
              <text:p text:style-name="P18"><text:span text:style-name="T7">Comparação </text:span><text:span text:style-name="T8">entre 2 e</text:span><text:span text:style-name="T7"> 4 threads</text:span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772343107568">
          <table:table-cell table:style-name="Table3.A1" office:value-type="string">
            <text:p text:style-name="P27">Tamanho da Matriz</text:p>
          </table:table-cell>
          <table:table-cell table:style-name="Table3.A1" office:value-type="string">
            <text:p text:style-name="P27"><text:span text:style-name="T21">2</text:span> Thread<text:span text:style-name="T21">s</text:span></text:p>
          </table:table-cell>
          <table:table-cell table:style-name="Table3.A1" office:value-type="string">
            <text:p text:style-name="P27">4 Threads </text:p>
          </table:table-cell>
          <table:table-cell table:style-name="Table3.A1" office:value-type="string">
            <text:p text:style-name="P27">Ganho de desempenho</text:p>
          </table:table-cell>
        </table:table-row>
        <table:table-row table:style-name="TableLine94772343107568">
          <table:table-cell table:style-name="Table3.A1" office:value-type="string">
            <text:p text:style-name="P27">500x500</text:p>
          </table:table-cell>
          <table:table-cell table:style-name="Table3.A1" office:value-type="string">
            <text:p text:style-name="P25">0.841314</text:p>
          </table:table-cell>
          <table:table-cell table:style-name="Table3.A1" office:value-type="string">
            <text:p text:style-name="P24">0.780654</text:p>
          </table:table-cell>
          <table:table-cell table:style-name="Table3.A1" office:value-type="string">
            <text:p text:style-name="P24">1.077704</text:p>
          </table:table-cell>
        </table:table-row>
        <table:table-row table:style-name="TableLine94772343107568">
          <table:table-cell table:style-name="Table3.A1" office:value-type="string">
            <text:p text:style-name="P27">1000x1000</text:p>
          </table:table-cell>
          <table:table-cell table:style-name="Table3.A1" office:value-type="string">
            <text:p text:style-name="P28">8.858088</text:p>
          </table:table-cell>
          <table:table-cell table:style-name="Table3.A1" office:value-type="string">
            <text:p text:style-name="P24">7.924461</text:p>
          </table:table-cell>
          <table:table-cell table:style-name="Table3.A1" office:value-type="string">
            <text:p text:style-name="P24">1.117815</text:p>
          </table:table-cell>
        </table:table-row>
        <table:table-row table:style-name="TableLine94772343107568">
          <table:table-cell table:style-name="Table3.A1" office:value-type="string">
            <text:p text:style-name="P27">2000x2000</text:p>
          </table:table-cell>
          <table:table-cell table:style-name="Table3.A1" office:value-type="string">
            <text:p text:style-name="P25">69.788565</text:p>
          </table:table-cell>
          <table:table-cell table:style-name="Table3.A1" office:value-type="string">
            <text:p text:style-name="P24">62.432398</text:p>
          </table:table-cell>
          <table:table-cell table:style-name="Table3.A1" office:value-type="string">
            <text:p text:style-name="P24">1.117826</text:p>
          </table:table-cell>
        </table:table-row>
      </table:table>
      <text:p text:style-name="P3"/>
      <text:list xml:id="list1446462127" text:style-name="L5">
        <text:list-item>
          <text:p text:style-name="P7">Comentários sobre os resultados</text:p>
        </text:list-item>
      </text:list>
      <text:p text:style-name="P13"/>
      <text:p text:style-name="P14"><text:tab/><text:span text:style-name="T11">Os resultados obtidos estão dentro da expectativa de melhora no desempenho. </text:span><text:span text:style-name="T12">Comparando o desempenho de 2 a 4 threads, </text:span><text:span text:style-name="T20">houve um ganho de </text:span><text:span text:style-name="T21">7 a 1</text:span><text:span text:style-name="T22">1</text:span><text:span text:style-name="T21">%</text:span><text:span text:style-name="T11">. </text:span><text:span text:style-name="T23">O </text:span>processador utilizado tem na prática 2 núcleos de processamento, <text:span text:style-name="T12">e 2 núcleos virtualizados. </text:span><text:span text:style-name="T23">A </text:span><text:span text:style-name="T12">tecnologia de </text:span><text:span text:style-name="T13">‘Hyper Threading’</text:span><text:span text:style-name="T14">(</text:span><text:a xlink:type="simple" xlink:href="https://www.hp.com/us-en/shop/tech-takes/hyper-threading-everything-to-know" text:style-name="Internet_20_link" text:visited-style-name="Visited_20_Internet_20_Link"><text:span text:style-name="T14">https://www.hp.com/us-en/shop/tech-takes/hyper-threading-everything-to-know</text:span></text:a><text:span text:style-name="T14">)</text:span><text:span text:style-name="T16">, </text:span><text:span text:style-name="T17">em média tal tecnologia aumenta de 15 a 30% de ganho no processamento. </text:span><text:span text:style-name="T19">Esse processador tem as caches de nível 1, 2 e 3 com 64 KiB, 512KiB e 3MiB respectivamente. Dado a configuração do computador e o quanto a tecnologia de ‘</text:span><text:span text:style-name="T13">Hyper Threading’</text:span><text:span text:style-name="T16"> </text:span><text:span text:style-name="T19">ajuda na melhora do desempenho, o</text:span><text:span text:style-name="T18">s resultados são bem satisfatórios nessas condições apresentadas acim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OpenSymbol" svg:font-family="OpenSymbol" style:font-charset="x-symbol"/>
    <style:font-face style:name="FreeSans2" svg:font-family="FreeSans" style:font-family-generic="swiss"/>
    <style:font-face style:name="Nimbus Mono PS" svg:font-family="'Nimbus Mono PS'" style:font-pitch="fixed"/>
    <style:font-face style:name="Nimbus Roman" svg:font-family="'Nimbus Roman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1" svg:font-family="'Nimbus Sans'" style:font-family-generic="swiss" style:font-pitch="variable"/>
    <style:font-face style:name="FreeSans1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04-05T17:37:54.231784600</meta:creation-date>
    <dc:date>2021-04-05T19:42:35.240683702</dc:date>
    <meta:editing-duration>PT52M43S</meta:editing-duration>
    <meta:editing-cycles>14</meta:editing-cycles>
    <meta:generator>LibreOffice/7.0.5.2$Linux_X86_64 LibreOffice_project/00$Build-2</meta:generator>
    <meta:document-statistic meta:table-count="3" meta:image-count="0" meta:object-count="0" meta:page-count="3" meta:paragraph-count="118" meta:word-count="425" meta:character-count="3046" meta:non-whitespace-character-count="2733"/>
  </office:meta>
</office:document-meta>
</file>